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2896in" fo:margin-top="0in" fo:margin-bottom="0in" table:align="center" style:writing-mode="lr-tb"/>
    </style:style>
    <style:style style:name="Table1.A" style:family="table-column">
      <style:table-column-properties style:column-width="0.8799in"/>
    </style:style>
    <style:style style:name="Table1.B" style:family="table-column">
      <style:table-column-properties style:column-width="0.441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0.3792in"/>
    </style:style>
    <style:style style:name="Table1.E" style:family="table-column">
      <style:table-column-properties style:column-width="0.4194in"/>
    </style:style>
    <style:style style:name="Table1.G" style:family="table-column">
      <style:table-column-properties style:column-width="0.4236in"/>
    </style:style>
    <style:style style:name="Table1.H" style:family="table-column">
      <style:table-column-properties style:column-width="0.4243in"/>
    </style:style>
    <style:style style:name="Table1.J" style:family="table-column">
      <style:table-column-properties style:column-width="0.4146in"/>
    </style:style>
    <style:style style:name="Table1.N" style:family="table-column">
      <style:table-column-properties style:column-width="0.4125in"/>
    </style:style>
    <style:style style:name="Table1.1" style:family="table-row">
      <style:table-row-properties style:min-row-height="0.274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2" style:family="table-row">
      <style:table-row-properties style:min-row-height="0.1924in" fo:keep-together="auto"/>
    </style:style>
    <style:style style:name="Table1.3" style:family="table-row">
      <style:table-row-properties style:min-row-height="0.2028in" fo:keep-together="auto"/>
    </style:style>
    <style:style style:name="Table2" style:family="table">
      <style:table-properties style:width="7.8125in" fo:margin-left="-1.0417in" fo:margin-top="0in" fo:margin-bottom="0in" table:align="left" style:writing-mode="lr-tb"/>
    </style:style>
    <style:style style:name="Table2.A" style:family="table-column">
      <style:table-column-properties style:column-width="0.5208in"/>
    </style:style>
    <style:style style:name="Table2.1" style:family="table-row">
      <style:table-row-properties style:min-row-height="0.3347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Table2.2" style:family="table-row">
      <style:table-row-properties style:min-row-height="0.2049in" fo:keep-together="auto"/>
    </style:style>
    <style:style style:name="Table2.B2" style:family="table-cell" style:data-style-name="N10122">
      <style:table-cell-properties fo:padding-left="0.0785in" fo:padding-right="0.075in" fo:padding-top="0in" fo:padding-bottom="0in" fo:border="0.5pt solid #000000"/>
    </style:style>
    <style:style style:name="Table2.C2" style:family="table-cell" style:data-style-name="N10121">
      <style:table-cell-properties fo:padding-left="0.0785in" fo:padding-right="0.075in" fo:padding-top="0in" fo:padding-bottom="0in" fo:border="0.5pt solid #000000"/>
    </style:style>
    <style:style style:name="Table2.H2" style:family="table-cell" style:data-style-name="N10002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2pt" fo:language="el" fo:country="GR" style:font-size-asian="12pt" style:font-size-complex="12pt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text-properties fo:language="el" fo:country="GR" fo:font-weight="bold" style:font-weight-asian="bold"/>
    </style:style>
    <style:style style:name="P5" style:family="paragraph" style:parent-style-name="Standard">
      <style:text-properties officeooo:paragraph-rsid="001de682"/>
    </style:style>
    <style:style style:name="P6" style:family="paragraph" style:parent-style-name="Standard">
      <style:paragraph-properties fo:text-align="center" style:justify-single-word="false"/>
      <style:text-properties fo:color="#0066b3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color="#0066b3"/>
    </style:style>
    <style:style style:name="P9" style:family="paragraph" style:parent-style-name="Heading_20_3">
      <style:text-properties fo:color="#0066b3"/>
    </style:style>
    <style:style style:name="T1" style:family="text">
      <style:text-properties fo:font-size="18pt" fo:language="el" fo:country="GR" fo:font-weight="bold" style:font-size-asian="18pt" style:font-weight-asian="bold" style:font-size-complex="18pt"/>
    </style:style>
    <style:style style:name="T2" style:family="text">
      <style:text-properties style:text-position="super 58%" fo:font-size="18pt" fo:language="el" fo:country="GR" fo:font-weight="bold" style:font-size-asian="18pt" style:font-weight-asian="bold" style:font-size-complex="18pt"/>
    </style:style>
    <style:style style:name="T3" style:family="text">
      <style:text-properties fo:font-size="12pt" fo:language="el" fo:country="GR" style:font-size-asian="12pt" style:font-size-complex="12pt"/>
    </style:style>
    <style:style style:name="T4" style:family="text">
      <style:text-properties fo:language="el" fo:country="GR"/>
    </style:style>
    <style:style style:name="T5" style:family="text">
      <style:text-properties fo:language="el" fo:country="GR" fo:font-weight="bold" style:font-weight-asian="bold"/>
    </style:style>
    <style:style style:name="T6" style:family="text">
      <style:text-properties fo:language="el" fo:country="GR" style:font-name-asian="F"/>
    </style:style>
    <style:style style:name="T7" style:family="text">
      <style:text-properties style:text-position="sub 58%"/>
    </style:style>
    <style:style style:name="T8" style:family="text">
      <style:text-properties style:text-position="sub 58%" fo:language="el" fo:country="GR"/>
    </style:style>
    <style:style style:name="T9" style:family="text">
      <style:text-properties style:text-position="sub 58%" fo:language="el" fo:country="GR" style:font-name-asian="F"/>
    </style:style>
    <style:style style:name="T10" style:family="text">
      <style:text-properties style:text-position="sub 58%" fo:font-size="8pt" fo:font-weight="bold" style:font-size-asian="8pt" style:font-weight-asian="bold" style:font-size-complex="8pt"/>
    </style:style>
    <style:style style:name="T11" style:family="text">
      <style:text-properties fo:font-size="8pt" fo:font-weight="bold" style:font-size-asian="8pt" style:font-weight-asian="bold" style:font-size-complex="8pt"/>
    </style:style>
    <style:style style:name="T12" style:family="text">
      <style:text-properties fo:font-size="8pt" fo:language="el" fo:country="GR" fo:font-weight="bold" style:font-size-asian="8pt" style:font-weight-asian="bold" style:font-size-complex="8pt"/>
    </style:style>
    <style:style style:name="T13" style:family="text">
      <style:text-properties fo:font-size="8pt" fo:language="el" fo:country="GR" style:font-size-asian="8pt" style:font-size-complex="8pt"/>
    </style:style>
    <style:style style:name="T14" style:family="text">
      <style:text-properties fo:font-size="8pt" fo:language="en" fo:country="GB" fo:font-weight="bold" style:font-size-asian="8pt" style:font-weight-asian="bold" style:font-size-complex="8pt"/>
    </style:style>
    <style:style style:name="T15" style:family="text">
      <style:text-properties fo:font-size="8pt" fo:language="en" fo:country="GB" style:font-size-asian="8pt" style:font-size-complex="8pt"/>
    </style:style>
    <style:style style:name="T16" style:family="text">
      <style:text-properties fo:font-size="8pt" fo:language="en" fo:country="GB" officeooo:rsid="001f2347" style:font-size-asian="8pt" style:font-size-complex="8pt"/>
    </style:style>
    <style:style style:name="T17" style:family="text">
      <style:text-properties fo:font-size="8pt" fo:language="en" fo:country="GB" officeooo:rsid="001f76ff" style:font-size-asian="8pt" style:font-size-complex="8pt"/>
    </style:style>
    <style:style style:name="T18" style:family="text">
      <style:text-properties fo:font-size="8pt" fo:language="en" fo:country="GB" officeooo:rsid="0021391d" style:font-size-asian="8pt" style:font-size-complex="8pt"/>
    </style:style>
    <style:style style:name="T19" style:family="text">
      <style:text-properties fo:font-size="8pt" fo:language="en" fo:country="GB" officeooo:rsid="0021dc65" style:font-size-asian="8pt" style:font-size-complex="8pt"/>
    </style:style>
    <style:style style:name="T20" style:family="text">
      <style:text-properties style:font-name-asian="F"/>
    </style:style>
    <style:style style:name="T21" style:family="text">
      <style:text-properties fo:language="en" fo:country="GB" fo:font-weight="bold" style:font-weight-asian="bold"/>
    </style:style>
    <style:style style:name="fr1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3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number:number-style style:name="N10002" number:language="en" number:country="US">
      <number:number number:decimal-places="2" loext:min-decimal-places="2" number:min-integer-digits="1"/>
    </number:number-style>
    <number:number-style style:name="N10121" number:language="en" number:country="US">
      <number:number number:decimal-places="3" loext:min-decimal-places="3" number:min-integer-digits="1"/>
    </number:number-style>
    <number:number-style style:name="N10122" number:language="en" number:country="US">
      <number:number number:decimal-places="4" loext:min-decimal-places="4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Αναφορά 1</text:span><text:span text:style-name="T2">η</text:span><text:span text:style-name="T1">­­</text:span><text:span text:style-name="T2">ς</text:span><text:span text:style-name="T1"> Εργαστηριακής άσκησης</text:span></text:p>
      <text:p text:style-name="P6"><text:span text:style-name="T1">Οπτοηλεκτρονική</text:span></text:p>
      <text:p text:style-name="Standard"><text:span text:style-name="T3">Μιχαήλ Δακανάλης: 2014030114</text:span></text:p>
      <text:p text:style-name="Standard"><text:span text:style-name="T3">Καραμπάσογλου Δημήτριος: 2014030132</text:span></text:p>
      <text:p text:style-name="Standard"><text:span text:style-name="T3">Πετράκος Μανώλης: 2014030009</text:span></text:p>
      <text:p text:style-name="P2"/>
      <text:h text:style-name="P9" text:outline-level="3"><text:span text:style-name="T4">Βήμα</text:span> 1</text:h>
      <text:p text:style-name="Standard"><text:span text:style-name="T5">Μετρήσεις</text:span></text:p>
      <text:p text:style-name="Standard">i<text:span text:style-name="T4">. Για αντίσταση </text:span>R<text:span text:style-name="T8">1</text:span><text:span text:style-name="T4"> = 270 Ω: Ι</text:span><text:span text:style-name="T7">min</text:span><text:span text:style-name="T8"> </text:span><text:span text:style-name="T4">= 0.17 </text:span>mA<text:span text:style-name="T4">, Ι</text:span><text:span text:style-name="T7">max</text:span><text:span text:style-name="T8"> </text:span><text:span text:style-name="T4">= 26 </text:span>mA</text:p>
      <text:p text:style-name="Standard"><text:span text:style-name="T4"><text:s text:c="3"/>Για αντίσταση </text:span>R<text:span text:style-name="T8">1</text:span><text:span text:style-name="T4"> = 820 Ω: Ι</text:span><text:span text:style-name="T7">min</text:span><text:span text:style-name="T8"> </text:span><text:span text:style-name="T4">= 0.06 </text:span>mA<text:span text:style-name="T4">, Ι</text:span><text:span text:style-name="T7">max</text:span><text:span text:style-name="T8"> </text:span><text:span text:style-name="T4">= 11,6 </text:span>mA</text:p>
      <text:p text:style-name="P5">ii,iii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G"/>
        <table:table-column table:style-name="Table1.J"/>
        <table:table-column table:style-name="Table1.G"/>
        <table:table-column table:style-name="Table1.H"/>
        <table:table-column table:style-name="Table1.G"/>
        <table:table-column table:style-name="Table1.N"/>
        <table:table-row table:style-name="Table1.1">
          <table:table-cell table:style-name="Table1.A1" office:value-type="string">
            <text:p text:style-name="P7"><text:span text:style-name="T11">I</text:span><text:span text:style-name="T10">led</text:span><text:span text:style-name="T11">(mA)</text:span></text:p>
          </table:table-cell>
          <table:table-cell table:style-name="Table1.A1" office:value-type="string">
            <text:p text:style-name="P7"><text:span text:style-name="T5">0</text:span></text:p>
          </table:table-cell>
          <table:table-cell table:style-name="Table1.A1" office:value-type="string">
            <text:p text:style-name="P7"><text:span text:style-name="T5">2</text:span></text:p>
          </table:table-cell>
          <table:table-cell table:style-name="Table1.A1" office:value-type="string">
            <text:p text:style-name="P7"><text:span text:style-name="T5">4</text:span></text:p>
          </table:table-cell>
          <table:table-cell table:style-name="Table1.A1" office:value-type="string">
            <text:p text:style-name="P7"><text:span text:style-name="T5">6</text:span></text:p>
          </table:table-cell>
          <table:table-cell table:style-name="Table1.A1" office:value-type="string">
            <text:p text:style-name="P7"><text:span text:style-name="T5">8</text:span></text:p>
          </table:table-cell>
          <table:table-cell table:style-name="Table1.A1" office:value-type="string">
            <text:p text:style-name="P7"><text:span text:style-name="T5">10</text:span></text:p>
          </table:table-cell>
          <table:table-cell table:style-name="Table1.A1" office:value-type="string">
            <text:p text:style-name="P7"><text:span text:style-name="T5">12</text:span></text:p>
          </table:table-cell>
          <table:table-cell table:style-name="Table1.A1" office:value-type="string">
            <text:p text:style-name="P7"><text:span text:style-name="T5">14</text:span></text:p>
          </table:table-cell>
          <table:table-cell table:style-name="Table1.A1" office:value-type="string">
            <text:p text:style-name="P7"><text:span text:style-name="T5">16</text:span></text:p>
          </table:table-cell>
          <table:table-cell table:style-name="Table1.A1" office:value-type="string">
            <text:p text:style-name="P7"><text:span text:style-name="T5">18</text:span></text:p>
          </table:table-cell>
          <table:table-cell table:style-name="Table1.A1" office:value-type="string">
            <text:p text:style-name="P7"><text:span text:style-name="T5">20</text:span></text:p>
          </table:table-cell>
          <table:table-cell table:style-name="Table1.A1" office:value-type="string">
            <text:p text:style-name="P7"><text:span text:style-name="T5">22</text:span></text:p>
          </table:table-cell>
          <table:table-cell table:style-name="Table1.A1" office:value-type="string">
            <text:p text:style-name="P7"><text:span text:style-name="T5">24</text:span></text:p>
          </table:table-cell>
        </table:table-row>
        <table:table-row table:style-name="Table1.2">
          <table:table-cell table:style-name="Table1.A1" office:value-type="string">
            <text:p text:style-name="P7"><text:span text:style-name="T11">V</text:span><text:span text:style-name="T10">A</text:span><text:span text:style-name="T11"> </text:span><text:span text:style-name="T12">(</text:span><text:span text:style-name="T11">R</text:span><text:span text:style-name="T10">1</text:span><text:span text:style-name="T11">=270 </text:span><text:span text:style-name="T12">Ω)</text:span></text:p>
          </table:table-cell>
          <table:table-cell table:style-name="Table1.A1" office:value-type="string">
            <text:p text:style-name="P7"><text:span text:style-name="T13">0,002</text:span></text:p>
          </table:table-cell>
          <table:table-cell table:style-name="Table1.A1" office:value-type="string">
            <text:p text:style-name="P7"><text:span text:style-name="T13">0,57</text:span></text:p>
          </table:table-cell>
          <table:table-cell table:style-name="Table1.A1" office:value-type="string">
            <text:p text:style-name="P7"><text:span text:style-name="T13">1,11</text:span></text:p>
          </table:table-cell>
          <table:table-cell table:style-name="Table1.A1" office:value-type="string">
            <text:p text:style-name="P7"><text:span text:style-name="T13">1,62</text:span></text:p>
          </table:table-cell>
          <table:table-cell table:style-name="Table1.A1" office:value-type="string">
            <text:p text:style-name="P7"><text:span text:style-name="T13">2,18</text:span></text:p>
          </table:table-cell>
          <table:table-cell table:style-name="Table1.A1" office:value-type="string">
            <text:p text:style-name="P7"><text:span text:style-name="T13">2,76</text:span></text:p>
          </table:table-cell>
          <table:table-cell table:style-name="Table1.A1" office:value-type="string">
            <text:p text:style-name="P7"><text:span text:style-name="T13">3,47</text:span></text:p>
          </table:table-cell>
          <table:table-cell table:style-name="Table1.A1" office:value-type="string">
            <text:p text:style-name="P7"><text:span text:style-name="T13">3,82</text:span></text:p>
          </table:table-cell>
          <table:table-cell table:style-name="Table1.A1" office:value-type="string">
            <text:p text:style-name="P7"><text:span text:style-name="T13">4,3</text:span></text:p>
          </table:table-cell>
          <table:table-cell table:style-name="Table1.A1" office:value-type="string">
            <text:p text:style-name="P7"><text:span text:style-name="T13">4,96</text:span></text:p>
          </table:table-cell>
          <table:table-cell table:style-name="Table1.A1" office:value-type="string">
            <text:p text:style-name="P7"><text:span text:style-name="T13">5,45</text:span></text:p>
          </table:table-cell>
          <table:table-cell table:style-name="Table1.A1" office:value-type="string">
            <text:p text:style-name="P7"><text:span text:style-name="T13">5,95</text:span></text:p>
          </table:table-cell>
          <table:table-cell table:style-name="Table1.A1" office:value-type="string">
            <text:p text:style-name="P7"><text:span text:style-name="T13">6,4</text:span></text:p>
          </table:table-cell>
        </table:table-row>
        <table:table-row table:style-name="Table1.3">
          <table:table-cell table:style-name="Table1.A1" office:value-type="string">
            <text:p text:style-name="P7"><text:span text:style-name="T11">V</text:span><text:span text:style-name="T10">A</text:span><text:span text:style-name="T11"> </text:span><text:span text:style-name="T12">(</text:span><text:span text:style-name="T11">R</text:span><text:span text:style-name="T10">1</text:span><text:span text:style-name="T11">=</text:span><text:span text:style-name="T12">820</text:span><text:span text:style-name="T11"> </text:span><text:span text:style-name="T12">Ω)</text:span></text:p>
          </table:table-cell>
          <table:table-cell table:style-name="Table1.A1" office:value-type="string">
            <text:p text:style-name="P7"><text:span text:style-name="T13">0,04</text:span></text:p>
          </table:table-cell>
          <table:table-cell table:style-name="Table1.A1" office:value-type="string">
            <text:p text:style-name="P7"><text:span text:style-name="T13">1,66</text:span></text:p>
          </table:table-cell>
          <table:table-cell table:style-name="Table1.A1" office:value-type="string">
            <text:p text:style-name="P7"><text:span text:style-name="T13">3,37</text:span></text:p>
          </table:table-cell>
          <table:table-cell table:style-name="Table1.A1" office:value-type="string">
            <text:p text:style-name="P7"><text:span text:style-name="T13">5,3</text:span></text:p>
          </table:table-cell>
          <table:table-cell table:style-name="Table1.A1" office:value-type="string">
            <text:p text:style-name="P7"><text:span text:style-name="T13">7,03</text:span></text:p>
          </table:table-cell>
          <table:table-cell table:style-name="Table1.A1" office:value-type="string">
            <text:p text:style-name="P7"><text:span text:style-name="T13">8,52</text:span></text:p>
          </table:table-cell>
          <table:table-cell table:style-name="Table1.A1" office:value-type="string">
            <text:p text:style-name="P7"><text:span text:style-name="T13">9,89</text:span></text:p>
          </table:table-cell>
          <table:table-cell table:style-name="Table1.A1" office:value-type="string">
            <text:p text:style-name="P7"><text:span text:style-name="T13">-</text:span></text:p>
          </table:table-cell>
          <table:table-cell table:style-name="Table1.A1" office:value-type="string">
            <text:p text:style-name="P7"><text:span text:style-name="T13">-</text:span></text:p>
          </table:table-cell>
          <table:table-cell table:style-name="Table1.A1" office:value-type="string">
            <text:p text:style-name="P7"><text:span text:style-name="T13">-</text:span></text:p>
          </table:table-cell>
          <table:table-cell table:style-name="Table1.A1" office:value-type="string">
            <text:p text:style-name="P7"><text:span text:style-name="T13">-</text:span></text:p>
          </table:table-cell>
          <table:table-cell table:style-name="Table1.A1" office:value-type="string">
            <text:p text:style-name="P7"><text:span text:style-name="T13">-</text:span></text:p>
          </table:table-cell>
          <table:table-cell table:style-name="Table1.A1" office:value-type="string">
            <text:p text:style-name="P7"><text:span text:style-name="T13">-</text:span></text:p>
          </table:table-cell>
        </table:table-row>
      </table:table>
      <text:p text:style-name="Standard"><text:span text:style-name="T4"/></text:p>
      <text:p text:style-name="Standard"><text:span text:style-name="T4">Επειδή το ποτενσιόμετρο δεν έχει άπειρη αντίσταση δεν είναι δυνατόν να μηδενιστεί το ρεύμα του </text:span>LED<text:span text:style-name="T4"> και βλέπουμε μια μικρή τάση στην πρώτη στήλη του πίνακα.</text:span></text:p>
      <text:p text:style-name="P4"/>
      <text:p text:style-name="Standard"><text:span text:style-name="T5">Αναφορά</text:span></text:p>
      <text:p text:style-name="P1"><draw:frame draw:style-name="fr2" draw:name="Object1" text:anchor-type="paragraph" svg:y="-0.048in" svg:width="6.4626in" svg:height="3.6665in" draw:z-index="1"><draw:object xlink:href="./Object 3" xlink:type="simple" xlink:show="embed" xlink:actuate="onLoad" draw:notify-on-update-of-ranges="Table1"/><draw:image xlink:href="./ObjectReplacements/Object 3" xlink:type="simple" xlink:show="embed" xlink:actuate="onLoad"/></draw:frame><text:span text:style-name="T11"/></text:p>
      <text:p text:style-name="P3"><text:soft-page-break/></text:p>
      <text:p text:style-name="Standard"><text:span text:style-name="T4">Με βάση τις μετρήσεις μας προκύπτει το παραπάνω διάγραμμα στο οποίο φαίνεται ότι το </text:span>LED<text:span text:style-name="T4"> έχει γραμμική συμπεριφορά και συμφωνεί με την θεωρητική χαρακτηριστική του. Αύτη η γραμμική συμπεριφορά θα συνεχιστεί μέχρι το </text:span>I<text:span text:style-name="T4">­</text:span><text:span text:style-name="T7">LED</text:span><text:span text:style-name="T4"> να φτάσει μία κρίσιμη τιμή, όπου η αύξηση της θερμοκρασίας θα μεταβάλλει την αντίσταση του. </text:span></text:p>
      <text:p text:style-name="Standard"><text:span text:style-name="T4">Εάν χρησιμοποιούσαμε πράσινο </text:span>LED<text:span text:style-name="T4"> το διάγραμμα τάσης-ρεύματος θα ήταν και πάλι γραμμικό αλλά θα είχε μεγαλύτερη κλίση. Δηλαδή η τάση θα αυξάνεται πιο γρήγορα. Αυτό συμβαίνει επειδή το πράσινο </text:span>LED<text:span text:style-name="T4"> έχει μεγαλύτερη συχνότητα από το κόκκινο και χρειάζεται περισσότερη ίσχυ για να λειτουργήσει. Από τον τύπο της ισχύος(</text:span>P<text:span text:style-name="T4"> = </text:span>V<text:span text:style-name="T4">*</text:span>I<text:span text:style-name="T4">) συμπεραίνουμε ότι για σταθερό ρεύμα, αυξάνοντας την ισχύ θα έχουμε μεγαλύτερη τιμή τάσης.</text:span></text:p>
      <text:p text:style-name="P3"/>
      <text:h text:style-name="P9" text:outline-level="3">Βήμα 2</text:h>
      <text:p text:style-name="Standard"><text:span text:style-name="T5">Μετρήσεις</text:span></text:p>
      <text:p text:style-name="Standard">I<text:span text:style-name="T7">max</text:span><text:span text:style-name="T4"> = </text:span><draw:frame draw:style-name="fr1" text:anchor-type="as-char" svg:width="0.4799in" svg:height="0.39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6"><text:s/>, Άρα </text:span><text:span text:style-name="T20">R</text:span><text:span text:style-name="T9">1</text:span><text:span text:style-name="T6"> = 300 Ω</text:span></text:p>
      <table:table table:name="Table2" table:style-name="Table2">
        <table:table-column table:style-name="Table2.A" table:number-columns-repeated="15"/>
        <table:table-row table:style-name="Table2.1">
          <table:table-cell table:style-name="Table2.A1" office:value-type="string">
            <text:p text:style-name="P7"><text:span text:style-name="T11">I</text:span><text:span text:style-name="T10">LD</text:span><text:span text:style-name="T11">(mA)</text:span></text:p>
          </table:table-cell>
          <table:table-cell table:style-name="Table2.A1" office:value-type="string">
            <text:p text:style-name="P7"><text:span text:style-name="T5">0</text:span></text:p>
          </table:table-cell>
          <table:table-cell table:style-name="Table2.A1" office:value-type="string">
            <text:p text:style-name="P7"><text:span text:style-name="T5">2</text:span></text:p>
          </table:table-cell>
          <table:table-cell table:style-name="Table2.A1" office:value-type="string">
            <text:p text:style-name="P7"><text:span text:style-name="T5">4</text:span></text:p>
          </table:table-cell>
          <table:table-cell table:style-name="Table2.A1" office:value-type="string">
            <text:p text:style-name="P7"><text:span text:style-name="T5">6</text:span></text:p>
          </table:table-cell>
          <table:table-cell table:style-name="Table2.A1" office:value-type="string">
            <text:p text:style-name="P7"><text:span text:style-name="T5">8</text:span></text:p>
          </table:table-cell>
          <table:table-cell table:style-name="Table2.A1" office:value-type="string">
            <text:p text:style-name="P7"><text:span text:style-name="T5">10</text:span></text:p>
          </table:table-cell>
          <table:table-cell table:style-name="Table2.A1" office:value-type="string">
            <text:p text:style-name="P7"><text:span text:style-name="T5">12</text:span></text:p>
          </table:table-cell>
          <table:table-cell table:style-name="Table2.A1" office:value-type="string">
            <text:p text:style-name="P7"><text:span text:style-name="T5">14</text:span></text:p>
          </table:table-cell>
          <table:table-cell table:style-name="Table2.A1" office:value-type="string">
            <text:p text:style-name="P7"><text:span text:style-name="T5">16</text:span></text:p>
          </table:table-cell>
          <table:table-cell table:style-name="Table2.A1" office:value-type="string">
            <text:p text:style-name="P7"><text:span text:style-name="T5">18</text:span></text:p>
          </table:table-cell>
          <table:table-cell table:style-name="Table2.A1" office:value-type="string">
            <text:p text:style-name="P7"><text:span text:style-name="T5">20</text:span></text:p>
          </table:table-cell>
          <table:table-cell table:style-name="Table2.A1" office:value-type="string">
            <text:p text:style-name="P7"><text:span text:style-name="T5">22</text:span></text:p>
          </table:table-cell>
          <table:table-cell table:style-name="Table2.A1" office:value-type="string">
            <text:p text:style-name="P7"><text:span text:style-name="T5">24</text:span></text:p>
          </table:table-cell>
          <table:table-cell table:style-name="Table2.A1" office:value-type="string">
            <text:p text:style-name="P7"><text:span text:style-name="T21">26</text:span></text:p>
          </table:table-cell>
        </table:table-row>
        <table:table-row table:style-name="Table2.2">
          <table:table-cell table:style-name="Table2.A1" office:value-type="string">
            <text:p text:style-name="P7"><text:span text:style-name="T11">P</text:span><text:span text:style-name="T14">(mW)</text:span></text:p>
          </table:table-cell>
          <table:table-cell table:style-name="Table2.B2" office:value-type="float" office:value="0.0376">
            <text:p text:style-name="P7"><text:span text:style-name="T15">0.037</text:span><text:span text:style-name="T16">6</text:span></text:p>
          </table:table-cell>
          <table:table-cell table:style-name="Table2.C2" office:value-type="float" office:value="0.301">
            <text:p text:style-name="P7"><text:span text:style-name="T16">0.</text:span><text:span text:style-name="T15">301</text:span></text:p>
          </table:table-cell>
          <table:table-cell table:style-name="Table2.C2" office:value-type="float" office:value="0.762">
            <text:p text:style-name="P7"><text:span text:style-name="T15">0.762</text:span></text:p>
          </table:table-cell>
          <table:table-cell table:style-name="Table2.C2" office:value-type="float" office:value="1.371">
            <text:p text:style-name="P7"><text:span text:style-name="T15">1.371</text:span></text:p>
          </table:table-cell>
          <table:table-cell table:style-name="Table2.C2" office:value-type="float" office:value="2.158">
            <text:p text:style-name="P7"><text:span text:style-name="T15">2.158</text:span></text:p>
          </table:table-cell>
          <table:table-cell table:style-name="Table2.C2" office:value-type="float" office:value="3.126">
            <text:p text:style-name="P7"><text:span text:style-name="T15">3.126</text:span></text:p>
          </table:table-cell>
          <table:table-cell table:style-name="Table2.H2" office:value-type="float" office:value="3.89">
            <text:p text:style-name="P7"><text:span text:style-name="T15">3.89</text:span></text:p>
          </table:table-cell>
          <table:table-cell table:style-name="Table2.C2" office:value-type="float" office:value="6.095">
            <text:p text:style-name="P7"><text:span text:style-name="T15">6.095</text:span></text:p>
          </table:table-cell>
          <table:table-cell table:style-name="Table2.C2" office:value-type="float" office:value="7.745">
            <text:p text:style-name="P7"><text:span text:style-name="T15">7.745</text:span></text:p>
          </table:table-cell>
          <table:table-cell table:style-name="Table2.C2" office:value-type="float" office:value="11.429">
            <text:p text:style-name="P7"><text:span text:style-name="T15">11.429</text:span></text:p>
          </table:table-cell>
          <table:table-cell table:style-name="Table2.H2" office:value-type="float" office:value="198.4">
            <text:p text:style-name="P7"><text:span text:style-name="T19">19</text:span><text:span text:style-name="T15">8.40</text:span></text:p>
          </table:table-cell>
          <table:table-cell table:style-name="Table2.H2" office:value-type="float" office:value="457.09">
            <text:p text:style-name="P7"><text:span text:style-name="T15">457.09</text:span></text:p>
          </table:table-cell>
          <table:table-cell table:style-name="Table2.H2" office:value-type="float" office:value="1071.52">
            <text:p text:style-name="P7"><text:span text:style-name="T15">1071.52</text:span></text:p>
          </table:table-cell>
          <table:table-cell table:style-name="Table2.H2" office:value-type="float" office:value="1621.81">
            <text:p text:style-name="P7"><text:span text:style-name="T15">1621.81</text:span></text:p>
          </table:table-cell>
        </table:table-row>
      </table:table>
      <text:p text:style-name="Standard"/>
      <text:p text:style-name="Standard"><draw:frame draw:style-name="fr3" draw:name="Object2" text:anchor-type="paragraph" svg:x="-1.0189in" svg:y="0.2366in" svg:width="7.7398in" svg:height="4.6693in" draw:z-index="2"><draw:object xlink:href="./Object 5" xlink:type="simple" xlink:show="embed" xlink:actuate="onLoad" draw:notify-on-update-of-ranges="Table2"/><draw:image xlink:href="./ObjectReplacements/Object 5" xlink:type="simple" xlink:show="embed" xlink:actuate="onLoad"/></draw:frame><text:span text:style-name="T5">Αναφορά</text:span></text:p>
      <text:p text:style-name="Standard"><text:soft-page-break/><text:span text:style-name="T4">Σύμφωνα με τις παραπάνω μετρήσεις το ρεύμα κατωφλίου βρίσκεται στην περιοχή μεταξύ 18 και 20 </text:span>mA<text:span text:style-name="T4">. Επειδή οι μετρήσεις είναι ανά δύο </text:span>mA<text:span text:style-name="T4"> δεν μπορούμε να δούμε με μεγάλη ακρίβεια που ξεκινάει η εκθετική αύξηση της ισχύος. Η αντιστροφή πληθυσμών συμβαίνει την στιγμή που ξεκινάει το </text:span>lasing<text:span text:style-name="T4">, άρα για ρεύμα μεγαλύτερο ή ίσο του ρεύματος κατωφλίου. Λόγω των απωλειών της κοιλότητας αυξάνεται η θερμοκρασία η οποία αυξάνει την τιμή του ρεύματος κατωφλίου. Σαν αποτέλεσμα η περιοχή ρεύματος που θα συμβεί το </text:span>lasing<text:span text:style-name="T4"> εμφανίζεται για υψηλότερες τιμές.</text:span></text:p>
      <text:p text:style-name="Standard"><text:span text:style-name="T4">Η δέσμη του </text:span>laser<text:span text:style-name="T4"> έχει μορφή μπάρας. Θεωρητικά η μορφή της δέσμης είναι ίδια με αυτή του εκπομπού. Ο εκπομπός είναι δίοδος ημιαγωγού και έχει σχήμα μπάρας. Άρα η παρατήρησή μας είναι σωστή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Dakanalis</meta:initial-creator>
    <meta:editing-cycles>11</meta:editing-cycles>
    <meta:creation-date>2018-11-27T14:36:00</meta:creation-date>
    <dc:date>2018-11-27T20:52:23.428000000</dc:date>
    <meta:editing-duration>PT2H34M54S</meta:editing-duration>
    <meta:generator>LibreOffice/6.0.5.2$Windows_X86_64 LibreOffice_project/54c8cbb85f300ac59db32fe8a675ff7683cd5a16</meta:generator>
    <meta:document-statistic meta:table-count="2" meta:image-count="0" meta:object-count="3" meta:page-count="3" meta:paragraph-count="92" meta:word-count="393" meta:character-count="2189" meta:non-whitespace-character-count="18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frac>
      <mrow>
        <mn>12</mn>
        <mi>V</mi>
      </mrow>
      <mrow>
        <mi>R</mi>
        <mrow>
          <mn>1</mn>
          <mo stretchy="false">+</mo>
          <mi>R</mi>
        </mrow>
      </mrow>
    </mfrac>
    <annotation encoding="StarMath 5.0">{12  V} over {R 1+ R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51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414cm" svg:height="9.313cm" xlink:href=".." xlink:type="simple" chart:class="chart:line" chart:style-name="ch1">
        <chart:title svg:x="0cm" svg:y="0cm" chart:style-name="ch2">
          <text:p/>
        </chart:title>
        <chart:legend chart:legend-position="bottom" svg:x="4.718cm" svg:y="8.714cm" style:legend-expansion="wide" chart:style-name="ch3"/>
        <chart:plot-area chart:style-name="ch4" table:cell-range-address="Table1.$A$2:.$N$4" chart:data-source-has-labels="both" svg:x="1.19cm" svg:y="0.164cm" svg:width="14.683cm" svg:height="7.911cm">
          <chartooo:coordinate-region svg:x="1.811cm" svg:y="0.364cm" svg:width="13.876cm" svg:height="7.064cm"/>
          <chart:axis chart:dimension="x" chart:name="primary-x" chart:style-name="ch5" chartooo:axis-type="auto">
            <chartooo:date-scale/>
            <chart:title svg:x="8.105cm" svg:y="8.123cm" chart:style-name="ch6">
              <text:p>Iled(mA)</text:p>
            </chart:title>
            <chart:categories table:cell-range-address="Table1.$B$1:.$N$1"/>
          </chart:axis>
          <chart:axis chart:dimension="y" chart:name="primary-y" chart:style-name="ch5">
            <chart:title svg:x="0.46cm" svg:y="4.933cm" chart:style-name="ch7">
              <text:p>V (volt)</text:p>
            </chart:title>
            <chart:grid chart:style-name="ch8" chart:class="major"/>
          </chart:axis>
          <chart:series chart:style-name="ch9" chart:values-cell-range-address="Table1.$B$2:.$N$2" chart:label-cell-address="Table1.$A$2" chart:class="chart:line">
            <chart:data-point chart:repeated="13"/>
          </chart:series>
          <chart:series chart:style-name="ch10" chart:values-cell-range-address="Table1.$B$3:.$N$3" chart:label-cell-address="Table1.$A$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able1.$B$1:.$N$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4</text:p>
              </table:table-cell>
              <table:table-cell office:value-type="string">
                <text:p>16</text:p>
              </table:table-cell>
              <table:table-cell office:value-type="string">
                <text:p>18</text:p>
              </table:table-cell>
              <table:table-cell office:value-type="string">
                <text:p>20</text:p>
              </table:table-cell>
              <table:table-cell office:value-type="string">
                <text:p>22</text:p>
              </table:table-cell>
              <table:table-cell office:value-type="string">
                <text:p>24</text:p>
              </table:table-cell>
            </table:table-row>
          </table:table-header-rows>
          <table:table-rows>
            <table:table-row>
              <table:table-cell office:value-type="string">
                <text:p>VA (R1=270 Ω)</text:p>
                <draw:g>
                  <svg:desc>Table1.$A$2</svg:desc>
                </draw:g>
              </table:table-cell>
              <table:table-cell office:value-type="float" office:value="0.002">
                <text:p>0.002</text:p>
                <draw:g>
                  <svg:desc>Table1.$B$2:.$N$2</svg:desc>
                </draw:g>
              </table:table-cell>
              <table:table-cell office:value-type="float" office:value="0.57">
                <text:p>0.57</text:p>
              </table:table-cell>
              <table:table-cell office:value-type="float" office:value="1.11">
                <text:p>1.11</text:p>
              </table:table-cell>
              <table:table-cell office:value-type="float" office:value="1.62">
                <text:p>1.62</text:p>
              </table:table-cell>
              <table:table-cell office:value-type="float" office:value="2.18">
                <text:p>2.18</text:p>
              </table:table-cell>
              <table:table-cell office:value-type="float" office:value="2.76">
                <text:p>2.76</text:p>
              </table:table-cell>
              <table:table-cell office:value-type="float" office:value="3.47">
                <text:p>3.47</text:p>
              </table:table-cell>
              <table:table-cell office:value-type="float" office:value="3.82">
                <text:p>3.82</text:p>
              </table:table-cell>
              <table:table-cell office:value-type="float" office:value="4.3">
                <text:p>4.3</text:p>
              </table:table-cell>
              <table:table-cell office:value-type="float" office:value="4.96">
                <text:p>4.96</text:p>
              </table:table-cell>
              <table:table-cell office:value-type="float" office:value="5.45">
                <text:p>5.45</text:p>
              </table:table-cell>
              <table:table-cell office:value-type="float" office:value="5.95">
                <text:p>5.9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VA (R1=820 Ω)</text:p>
                <draw:g>
                  <svg:desc>Table1.$A$3</svg:desc>
                </draw:g>
              </table:table-cell>
              <table:table-cell office:value-type="float" office:value="0.04">
                <text:p>0.04</text:p>
                <draw:g>
                  <svg:desc>Table1.$B$3:.$N$3</svg:desc>
                </draw:g>
              </table:table-cell>
              <table:table-cell office:value-type="float" office:value="1.66">
                <text:p>1.66</text:p>
              </table:table-cell>
              <table:table-cell office:value-type="float" office:value="3.37">
                <text:p>3.37</text:p>
              </table:table-cell>
              <table:table-cell office:value-type="float" office:value="5.3">
                <text:p>5.3</text:p>
              </table:table-cell>
              <table:table-cell office:value-type="float" office:value="7.03">
                <text:p>7.03</text:p>
              </table:table-cell>
              <table:table-cell office:value-type="float" office:value="8.52">
                <text:p>8.52</text:p>
              </table:table-cell>
              <table:table-cell office:value-type="float" office:value="9.89">
                <text:p>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25cm" svg:stroke-color="#ba131a" draw:fill-color="#ba131a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58cm" svg:height="11.86cm" xlink:href=".." xlink:type="simple" chart:class="chart:line" chart:style-name="ch1">
        <chart:legend chart:legend-position="bottom" svg:x="8.733cm" svg:y="11.261cm" style:legend-expansion="wide" chart:style-name="ch2"/>
        <chart:plot-area chart:style-name="ch3" table:cell-range-address="Table2.$A$2:.$O$3" chart:data-source-has-labels="both" svg:x="0.794cm" svg:y="0.099cm" svg:width="18.546cm" svg:height="10.61cm">
          <chartooo:coordinate-region svg:x="1.786cm" svg:y="0.298cm" svg:width="17.367cm" svg:height="9.764cm"/>
          <chart:axis chart:dimension="x" chart:name="primary-x" chart:style-name="ch4" chartooo:axis-type="auto">
            <chartooo:date-scale/>
            <chart:title svg:x="9.599cm" svg:y="10.709cm" chart:style-name="ch5">
              <text:p>I(mA)</text:p>
            </chart:title>
            <chart:categories table:cell-range-address="Table2.$B$1:.$O$1"/>
          </chart:axis>
          <chart:axis chart:dimension="y" chart:name="primary-y" chart:style-name="ch4">
            <chart:title svg:x="0.233cm" svg:y="5.95cm" chart:style-name="ch6">
              <text:p>P(mW)</text:p>
            </chart:title>
            <chart:grid chart:style-name="ch7" chart:class="major"/>
          </chart:axis>
          <chart:series chart:style-name="ch8" chart:values-cell-range-address="Table2.$B$2:.$O$2" chart:label-cell-address="Table2.$A$2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able2.$B$1:.$O$1</svg:desc>
                </draw:g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  <table:table-cell office:value-type="string">
                <text:p>6</text:p>
              </table:table-cell>
              <table:table-cell office:value-type="string">
                <text:p>8</text:p>
              </table:table-cell>
              <table:table-cell office:value-type="string">
                <text:p>10</text:p>
              </table:table-cell>
              <table:table-cell office:value-type="string">
                <text:p>12</text:p>
              </table:table-cell>
              <table:table-cell office:value-type="string">
                <text:p>14</text:p>
              </table:table-cell>
              <table:table-cell office:value-type="string">
                <text:p>16</text:p>
              </table:table-cell>
              <table:table-cell office:value-type="string">
                <text:p>18</text:p>
              </table:table-cell>
              <table:table-cell office:value-type="string">
                <text:p>20</text:p>
              </table:table-cell>
              <table:table-cell office:value-type="string">
                <text:p>22</text:p>
              </table:table-cell>
              <table:table-cell office:value-type="string">
                <text:p>24</text:p>
              </table:table-cell>
              <table:table-cell office:value-type="string">
                <text:p>26</text:p>
              </table:table-cell>
            </table:table-row>
          </table:table-header-rows>
          <table:table-rows>
            <table:table-row>
              <table:table-cell office:value-type="string">
                <text:p>P(mW)</text:p>
                <draw:g>
                  <svg:desc>Table2.$A$2</svg:desc>
                </draw:g>
              </table:table-cell>
              <table:table-cell office:value-type="float" office:value="0.0376">
                <text:p>0.0376</text:p>
                <draw:g>
                  <svg:desc>Table2.$B$2:.$O$2</svg:desc>
                </draw:g>
              </table:table-cell>
              <table:table-cell office:value-type="float" office:value="0.301">
                <text:p>0.301</text:p>
              </table:table-cell>
              <table:table-cell office:value-type="float" office:value="0.762">
                <text:p>0.762</text:p>
              </table:table-cell>
              <table:table-cell office:value-type="float" office:value="1.371">
                <text:p>1.371</text:p>
              </table:table-cell>
              <table:table-cell office:value-type="float" office:value="2.158">
                <text:p>2.158</text:p>
              </table:table-cell>
              <table:table-cell office:value-type="float" office:value="3.126">
                <text:p>3.126</text:p>
              </table:table-cell>
              <table:table-cell office:value-type="float" office:value="3.89">
                <text:p>3.89</text:p>
              </table:table-cell>
              <table:table-cell office:value-type="float" office:value="6.095">
                <text:p>6.095</text:p>
              </table:table-cell>
              <table:table-cell office:value-type="float" office:value="7.745">
                <text:p>7.745</text:p>
              </table:table-cell>
              <table:table-cell office:value-type="float" office:value="11.429">
                <text:p>11.429</text:p>
              </table:table-cell>
              <table:table-cell office:value-type="float" office:value="198.4">
                <text:p>198.4</text:p>
              </table:table-cell>
              <table:table-cell office:value-type="float" office:value="457.09">
                <text:p>457.09</text:p>
              </table:table-cell>
              <table:table-cell office:value-type="float" office:value="1071.52">
                <text:p>1071.52</text:p>
              </table:table-cell>
              <table:table-cell office:value-type="float" office:value="1621.81">
                <text:p>1621.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